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1.388cm" fo:min-width="4.85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4cm" svg:height="2.8cm" svg:x="7.5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5cm" svg:height="2.6cm" svg:x="5.9cm" svg:y="7.1cm">
          <text:p text:style-name="P1">Wczytaj</text:p>
          <text:p text:style-name="P1">imię = „Podaj imię”</text:p>
          <text:p text:style-name="P1">wiek = „Podaj wiek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8.5cm" svg:height="2.6cm" svg:x="5.9cm" svg:y="11.8cm">
          <text:p text:style-name="P1">Print (Witaj „imię”,</text:p>
          <text:p text:style-name="P1">masz „lat”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5.4cm" svg:height="2.8cm" svg:x="7.4cm" svg:y="16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0.2cm" svg:y1="5.1cm" svg:x2="10.15cm" svg:y2="7.1cm" draw:start-shape="id1" draw:start-glue-point="8" draw:end-shape="id2" svg:d="M10200 5100v1001h-50v999" svg:viewBox="0 0 51 2001">
          <text:p/>
        </draw:connector>
        <draw:connector draw:style-name="gr3" draw:text-style-name="P2" draw:layer="layout" svg:x1="10.15cm" svg:y1="9.7cm" svg:x2="10.15cm" svg:y2="11.8cm" draw:start-shape="id2" draw:start-glue-point="8" draw:end-shape="id3" draw:end-glue-point="5" svg:d="M10150 9700v2100" svg:viewBox="0 0 1 2101">
          <text:p/>
        </draw:connector>
        <draw:connector draw:style-name="gr3" draw:text-style-name="P2" draw:layer="layout" svg:x1="10.15cm" svg:y1="14.4cm" svg:x2="10.1cm" svg:y2="16.8cm" draw:start-shape="id3" draw:start-glue-point="8" draw:end-shape="id4" draw:end-glue-point="4" svg:d="M10150 14400v1201h-50v1199" svg:viewBox="0 0 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0:02:56.295137463</meta:creation-date>
    <dc:date>2019-09-19T20:12:53.904171717</dc:date>
    <meta:editing-duration>PT9M57S</meta:editing-duration>
    <meta:editing-cycles>1</meta:editing-cycles>
    <meta:document-statistic meta:object-count="7"/>
    <meta:generator>LibreOffice/6.0.7.3$Linux_X86_64 LibreOffice_project/00m0$Build-3</meta:generator>
  </office:meta>
</office:document-meta>
</file>